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apple-system" svg:font-family="apple-system, 'SF UI Text', Arial, 'PingFang SC', 'Hiragino Sans GB', 'Microsoft YaHei', 'WenQuanYi Micro Hei',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2602in" loext:contextual-spacing="false" fo:line-height="170%" fo:orphans="2" fo:widows="2" fo:text-indent="0in" style:auto-text-indent="false" fo:padding="0in" fo:border="none"/>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3" style:family="paragraph" style:parent-style-name="Text_20_body">
      <style:text-properties fo:font-variant="normal" fo:text-transform="none" fo:color="#333333" fo:letter-spacing="normal" style:font-name-asian="apple-system" style:font-size-asian="12pt" style:font-style-asian="normal" style:font-weight-asian="normal"/>
    </style:style>
    <style:style style:name="P4" style:family="paragraph" style:parent-style-name="Text_20_body">
      <style:text-properties fo:font-variant="normal" fo:text-transform="none" fo:color="#333333" fo:letter-spacing="normal" officeooo:rsid="00234c73" officeooo:paragraph-rsid="00234c73" style:font-name-asian="apple-system" style:font-size-asian="12pt" style:font-style-asian="normal" style:font-weight-asian="normal"/>
    </style:style>
    <style:style style:name="T1" style:family="text">
      <style:text-properties style:font-name="apple-system" fo:font-size="12pt" fo:font-style="normal" fo:font-weight="normal"/>
    </style:style>
    <style:style style:name="T2" style:family="text">
      <style:text-properties style:font-name-asian="apple-system" style:font-size-asian="12pt" style:font-style-asian="normal" style:font-weight-asian="normal"/>
    </style:style>
    <style:style style:name="T3" style:family="text">
      <style:text-properties fo:font-variant="normal" fo:text-transform="none" fo:color="#333333" style:font-name="apple-system" fo:font-size="12pt" fo:letter-spacing="normal" fo:font-style="normal" fo:font-weight="normal"/>
    </style:style>
    <style:style style:name="T4" style:family="text">
      <style:text-properties fo:font-variant="normal" fo:text-transform="none" fo:color="#333333" fo:letter-spacing="normal" style:font-name-asian="apple-system" style:font-size-asian="12pt" style:font-style-asian="normal" style:font-weight-asian="normal"/>
    </style:style>
    <style:style style:name="T5" style:family="text">
      <style:text-properties fo:font-variant="normal" fo:text-transform="none" fo:color="#c7254e" style:font-name="Menlo" fo:font-size="10.5pt" fo:letter-spacing="normal" fo:font-style="normal" fo:font-weight="normal" fo:background-color="#f9f2f4" loext:char-shading-value="0"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app-links-vs-deep-links"/>Deep linking and Android App Links</text:h>
      <text:p text:style-name="Standard"/>
      <text:p text:style-name="Standard"><text:a xlink:type="simple" xlink:href="https://developer.android.google.cn/reference/android/arch/lifecycle/LiveData.html" text:style-name="Internet_20_link" text:visited-style-name="Visited_20_Internet_20_Link"><text:span text:style-name="Source_20_Text">LiveData</text:span></text:a> is an observable data holder class. Unlike a regular observable, LiveData is lifecycle-aware, meaning it respects the lifecycle of other app components, such as activities, fragments, or services. This awareness ensures LiveData only updates app component observers that are in an active lifecycle state.</text:p>
      <text:p text:style-name="Standard"/>
      <text:p text:style-name="Standard">The <text:a xlink:type="simple" xlink:href="https://developer.android.google.cn/reference/android/arch/lifecycle/ViewModel.html" text:style-name="Internet_20_link" text:visited-style-name="Visited_20_Internet_20_Link"><text:span text:style-name="Source_20_Text">ViewModel</text:span></text:a> class is designed to store and manage UI-related data in a lifecycle conscious way. The <text:a xlink:type="simple" xlink:href="https://developer.android.google.cn/reference/android/arch/lifecycle/ViewModel.html" text:style-name="Internet_20_link" text:visited-style-name="Visited_20_Internet_20_Link"><text:span text:style-name="Source_20_Text">ViewModel</text:span></text:a> class allows data to survive configuration changes such as screen rotations.</text:p>
      <text:p text:style-name="Standard"/>
      <text:p text:style-name="Standard">Another problem is that UI controllers frequently need to make asynchronous calls that may take some time to return. The UI controller needs to manage these calls and ensure the system cleans them up after it's destroyed to avoid potential memory leaks. This management requires a lot of maintenance, and in the case where the object is re-created for a configuration change, it's a waste of resources since the object may have to reissue calls it has already made.</text:p>
      <text:p text:style-name="Standard"/>
      <text:p text:style-name="Standard"><text:span text:style-name="Source_20_Text">SurfaceView</text:span> 出现最早， 解决类似视频播放的问题（可以用单独一个线程来渲染UI）。<text:line-break/>后来发现用起来不方便， 渲染线程需要单独编写， 一大堆都可以独立成模板。<text:line-break/>所以后来就出现了 <text:span text:style-name="Source_20_Text">GLSurfaceView</text:span>, 概括一句话就是 使用了模板的 <text:span text:style-name="Source_20_Text">SurfaceView</text:span>。<text:line-break/>再后来发现<text:span text:style-name="Source_20_Text">GLSurfaceView</text:span>不能根据屏幕的变化而变化， 这是由于<text:span text:style-name="Source_20_Text">GLSurfaceView</text:span>同应用的<text:span text:style-name="Source_20_Text">Surface</text:span>不是在同一层导致的问题。<text:line-break/>人们就想到把这个<text:span text:style-name="Source_20_Text">GLSurfaceView</text:span>弄到应用的<text:span text:style-name="Source_20_Text">Surface</text:span>中， 所以就产生了<text:span text:style-name="Source_20_Text">TextureView</text:span>.</text:p>
      <text:p text:style-name="Standard"><text:line-break/><text:line-break/><text:span text:style-name="T4">应用程序的视频或者</text:span><text:span text:style-name="T3">opengl</text:span><text:span text:style-name="T4">内容往往是显示在一个特别的</text:span><text:span text:style-name="T3">UI</text:span><text:span text:style-name="T4">控件中：</text:span><text:span text:style-name="T3">SurfaceView</text:span><text:span text:style-name="T4">。</text:span><text:span text:style-name="T3">SurfaceView</text:span><text:span text:style-name="T4">的工作方式是创建一个置于应用窗口之后的新窗口。这种方式的效率非常高，因为</text:span><text:span text:style-name="T3">SurfaceView</text:span><text:span text:style-name="T4">窗口刷新的时候不需要重绘应用程序的窗口（</text:span><text:span text:style-name="T3">android</text:span><text:span text:style-name="T4">普通窗口的视图绘制机制是一层一层的，任何一个子元素或者是局部的刷新都会导致整个视图结构全部重绘一次，因此效率非常低下，不过满足普通应用界面的需求还是绰绰有余），但是</text:span><text:span text:style-name="T3">SurfaceView</text:span><text:span text:style-name="T4">也有一些非常不便的限制。</text:span></text:p>
      <text:p text:style-name="P2"><text:span text:style-name="T4">因为</text:span><text:span text:style-name="T3">SurfaceView</text:span><text:span text:style-name="T4">的内容不在应用窗口上，所以不能使用变换（平移、缩放、旋转等）。也难以放在</text:span><text:span text:style-name="T3">ListView</text:span><text:span text:style-name="T4">或者</text:span><text:span text:style-name="T3">ScrollView</text:span><text:span text:style-name="T4">中，不能使用</text:span><text:span text:style-name="T3">UI</text:span><text:span text:style-name="T4">控件的一些特性比如</text:span><text:span text:style-name="Source_20_Text"><text:span text:style-name="T5">View.setAlpha()</text:span></text:span><text:span text:style-name="T4">。</text:span></text:p>
      <text:p text:style-name="P1"><text:span text:style-name="T2">为了解决这个问题 </text:span><text:span text:style-name="T1">Android 4.0</text:span><text:span text:style-name="T2">中引入了</text:span><text:span text:style-name="T1">TextureView</text:span><text:span text:style-name="T2">。</text:span></text:p>
      <text:p text:style-name="Text_20_body"><text:line-break/><text:span text:style-name="T4">与</text:span><text:span text:style-name="T3">SurfaceView</text:span><text:span text:style-name="T4">相比，</text:span><text:span text:style-name="T3">TextureView</text:span><text:span text:style-name="T4">并没有创建一个单独的</text:span><text:span text:style-name="T3">Surface</text:span><text:span text:style-name="T4">用来绘制，这使得它可以像一般的</text:span><text:span text:style-name="T3">View</text:span><text:span text:style-name="T4">一样执行一些变换操作，设置透明度等。另外，</text:span><text:span text:style-name="T3">Textureview</text:span><text:span text:style-name="T4">必须在硬件加速开启的窗口中。</text:span></text:p>
      <text:p text:style-name="P3"/>
      <text:p text:style-name="P4"><text:soft-page-break/>Camera2 is new, camera is old</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apple-system" svg:font-family="apple-system, 'SF UI Text', Arial, 'PingFang SC', 'Hiragino Sans GB', 'Microsoft YaHei', 'WenQuanYi Micro Hei',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4:42:02.986904431</meta:creation-date>
    <dc:date>2018-06-17T16:47:54.758384582</dc:date>
    <meta:editing-duration>PT53M20S</meta:editing-duration>
    <meta:editing-cycles>3</meta:editing-cycles>
    <meta:generator>LibreOffice/5.1.6.2$Linux_X86_64 LibreOffice_project/10m0$Build-2</meta:generator>
    <meta:document-statistic meta:table-count="0" meta:image-count="0" meta:object-count="0" meta:page-count="2" meta:paragraph-count="10" meta:word-count="651" meta:character-count="1777" meta:non-whitespace-character-count="1598"/>
  </office:meta>
</office:document-meta>
</file>